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e05f" officeooo:paragraph-rsid="001de05f"/>
    </style:style>
    <style:style style:name="P2" style:family="paragraph" style:parent-style-name="Standard">
      <style:paragraph-properties fo:text-align="start" style:justify-single-word="false"/>
      <style:text-properties style:font-name="Ubuntu Mono" officeooo:rsid="001de05f" officeooo:paragraph-rsid="001de05f"/>
    </style:style>
    <style:style style:name="P3" style:family="paragraph" style:parent-style-name="Standard">
      <style:paragraph-properties fo:text-align="start" style:justify-single-word="false"/>
      <style:text-properties style:font-name="Ubuntu Mono" officeooo:rsid="001f7198" officeooo:paragraph-rsid="001f7198"/>
    </style:style>
    <style:style style:name="P4" style:family="paragraph" style:parent-style-name="Standard">
      <style:paragraph-properties fo:text-align="start" style:justify-single-word="false"/>
      <style:text-properties style:font-name="Ubuntu Mono" officeooo:rsid="001fdf71" officeooo:paragraph-rsid="001fdf71"/>
    </style:style>
    <style:style style:name="P5" style:family="paragraph" style:parent-style-name="Standard">
      <style:paragraph-properties fo:text-align="start" style:justify-single-word="false"/>
      <style:text-properties style:font-name="Ubuntu Mono" officeooo:rsid="0021d616" officeooo:paragraph-rsid="0021d616"/>
    </style:style>
    <style:style style:name="P6" style:family="paragraph" style:parent-style-name="Standard">
      <style:paragraph-properties fo:text-align="start" style:justify-single-word="false"/>
      <style:text-properties style:font-name="Ubuntu Mono" officeooo:rsid="001e01b8" officeooo:paragraph-rsid="001e01b8"/>
    </style:style>
    <style:style style:name="P7" style:family="paragraph" style:parent-style-name="Standard">
      <style:paragraph-properties fo:text-align="start" style:justify-single-word="false"/>
      <style:text-properties style:font-name="Ubuntu Mono" officeooo:rsid="0022c60f" officeooo:paragraph-rsid="0022c60f"/>
    </style:style>
    <style:style style:name="T1" style:family="text">
      <style:text-properties officeooo:rsid="0022c6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MS LAB 1</text:p>
      <text:p text:style-name="P1"/>
      <text:p text:style-name="P2">1)select year (curdate()) as year;</text:p>
      <text:p text:style-name="P2"/>
      <text:p text:style-name="P3">3)select date_format((select curdate() +1),'%d-%m-%Y');</text:p>
      <text:p text:style-name="P7">4)select user() as user;</text:p>
      <text:p text:style-name="P4">8)select version() as Version;</text:p>
      <text:p text:style-name="P5">9)select 1|3 ; select 1&amp;3 ;select <text:s/>1^3;</text:p>
      <text:p text:style-name="P6">10)select abs(datediff('2003-10-12', '2024-07-18'));</text:p>
      <text:p text:style-name="P5">11)<text:span text:style-name="T1">select</text:span> ADDTIME(CURRENT_TIME(), '0 2:15:00');</text:p>
      <text:p text:style-name="P5">12)select floor(1.5); select ceil(1.5);</text:p>
      <text:p text:style-name="P7">14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5:56:10.539423355</meta:creation-date>
    <dc:date>2024-07-18T17:05:48.783172612</dc:date>
    <meta:editing-duration>PT8M27S</meta:editing-duration>
    <meta:editing-cycles>1</meta:editing-cycles>
    <meta:document-statistic meta:table-count="0" meta:image-count="0" meta:object-count="0" meta:page-count="1" meta:paragraph-count="10" meta:word-count="39" meta:character-count="333" meta:non-whitespace-character-count="303"/>
    <meta:generator>LibreOffice/7.3.7.2$Linux_X86_64 LibreOffice_project/30$Build-2</meta:generator>
  </office:meta>
</office:document-meta>
</file>